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76f" officeooo:paragraph-rsid="001ce76f"/>
    </style:style>
    <style:style style:name="P2" style:family="paragraph" style:parent-style-name="Standard">
      <style:text-properties officeooo:rsid="001ce76f" officeooo:paragraph-rsid="001dd692"/>
    </style:style>
    <style:style style:name="P3" style:family="paragraph" style:parent-style-name="Standard">
      <style:text-properties fo:color="#3465a4" loext:opacity="100%" style:text-underline-style="solid" style:text-underline-width="bold" style:text-underline-color="font-color"/>
    </style:style>
    <style:style style:name="P4" style:family="paragraph" style:parent-style-name="Standard">
      <style:text-properties style:text-underline-style="wave" style:text-underline-width="auto" style:text-underline-color="font-color" fo:font-weight="bold" officeooo:paragraph-rsid="001ce76f" fo:background-color="transparent" style:font-weight-asian="bold" style:font-weight-complex="bold"/>
    </style:style>
    <style:style style:name="P5" style:family="paragraph" style:parent-style-name="Standard">
      <style:text-properties fo:font-weight="bold" officeooo:rsid="001ce76f" officeooo:paragraph-rsid="001ce76f" style:font-weight-asian="bold" style:font-weight-complex="bold"/>
    </style:style>
    <style:style style:name="P6" style:family="paragraph" style:parent-style-name="Standard">
      <style:text-properties fo:font-weight="bold" officeooo:rsid="001dd692" officeooo:paragraph-rsid="001dd692" style:font-weight-asian="bold" style:font-weight-complex="bold"/>
    </style:style>
    <style:style style:name="P7" style:family="paragraph" style:parent-style-name="Standard">
      <style:text-properties fo:font-weight="bold" officeooo:rsid="001ef039" officeooo:paragraph-rsid="001ef039" style:font-weight-asian="bold" style:font-weight-complex="bold"/>
    </style:style>
    <style:style style:name="P8" style:family="paragraph" style:parent-style-name="Standard">
      <style:text-properties officeooo:rsid="001ef039" officeooo:paragraph-rsid="001ef039"/>
    </style:style>
    <style:style style:name="T1" style:family="text">
      <style:text-properties officeooo:rsid="001dd6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d692" style:font-weight-asian="bold" style:font-weight-complex="bold"/>
    </style:style>
    <style:style style:name="T4" style:family="text">
      <style:text-properties officeooo:rsid="001ef039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STALLATION APACH<text:span text:style-name="T4">E </text:span>PAR CODE SOURCE</text:p>
      <text:p text:style-name="P1"/>
      <text:p text:style-name="P1">1 - Tél<text:span text:style-name="T4">é</text:span>chargement du code source de apache2 dans le site officiel d’apache</text:p>
      <text:p text:style-name="Standard">code source :<text:span text:style-name="T2"> httpd-2.4.59.tar.gz</text:span></text:p>
      <text:p text:style-name="P3"/>
      <text:p text:style-name="P1">2 - <text:span text:style-name="T4">Dé</text:span>compresser puis d<text:span text:style-name="T4">é</text:span>sarchiver le fichier source avec les commandes</text:p>
      <text:p text:style-name="P4">guzip httpd-2.4.59.tar.gz</text:p>
      <text:p text:style-name="P2"><text:span text:style-name="T2">tar -xvf httpd-2.4.59.tar</text:span> </text:p>
      <text:p text:style-name="P2"><text:s/></text:p>
      <text:p text:style-name="P1">3 - <text:span text:style-name="T4">E</text:span>ntrer dans httpd-2.4.59 puis executer la commande <text:span text:style-name="T2">./configure</text:span> pour la configuration et le recensement des dependances de apache2</text:p>
      <text:p text:style-name="P1">erreur : apr not found</text:p>
      <text:p text:style-name="P1"/>
      <text:p text:style-name="P1">4 - <text:span text:style-name="T4">I</text:span>nstallaton des dependances</text:p>
      <text:p text:style-name="P1">lister les dependances de apache2 avec la commande <text:span text:style-name="T2">sudo apt-cache depends apache2</text:span></text:p>
      <text:p text:style-name="P1">installer les dependances de la liste avec la commande :</text:p>
      <text:p text:style-name="P5">sudo apt install dependace1 dependance2 …</text:p>
      <text:p text:style-name="P1">erreur</text:p>
      <text:p text:style-name="P1">executer la commande <text:span text:style-name="T2">sudo apt-get update</text:span></text:p>
      <text:p text:style-name="P1"/>
      <text:p text:style-name="P1">puis refaire la commande<text:span text:style-name="T2"> sudo apt install dependace1 dependance2 …</text:span></text:p>
      <text:p text:style-name="P6">apt install g++ build-essential libexpat-dev libpcre3-dev libaprutil1-dev libapr1-dev</text:p>
      <text:p text:style-name="P6"/>
      <text:p text:style-name="P5"/>
      <text:p text:style-name="P1">5 - <text:span text:style-name="T4">R</text:span>efaire la commande<text:span text:style-name="T2"> ./configure</text:span></text:p>
      <text:p text:style-name="P1"/>
      <text:p text:style-name="P1">6 - <text:span text:style-name="T4">E</text:span>xecuter la commande <text:span text:style-name="T2">make</text:span></text:p>
      <text:p text:style-name="P1"/>
      <text:p text:style-name="P1">7 - <text:span text:style-name="T4">E</text:span>xecuter la commande <text:span text:style-name="T2">sudo make install</text:span></text:p>
      <text:p text:style-name="P1"/>
      <text:p text:style-name="P1">8 - Verification que apache est bien installé</text:p>
      <text:p text:style-name="P1">commandes : <text:span text:style-name="T2">man apache2</text:span> <text:span text:style-name="T1">et </text:span><text:span text:style-name="T3">apache2 –version</text:span><text:span text:style-name="T1">(si apache2 est installé cela affichera sa verion)</text:span></text:p>
      <text:p text:style-name="P1"/>
      <text:p text:style-name="P1"/>
      <text:p text:style-name="P1"/>
      <text:p text:style-name="P7">INSTALLATION DE PHP A PARTIR DE CODE SOURCE</text:p>
      <text:p text:style-name="P8"/>
      <text:p text:style-name="P8">1 – Téléchargement du fichier source de php dans le site officiel de php : <text:span text:style-name="T2">php-8.3.6.tar.gz</text:span></text:p>
      <text:p text:style-name="P8">Décompresser et désarchiver le fichier source : </text:p>
      <text:p text:style-name="P7">gunzip php-8.3.6.tar.gz</text:p>
      <text:p text:style-name="P7">tar -xvf php-8.3.6.tar</text:p>
      <text:p text:style-name="P8"/>
      <text:p text:style-name="P8">2 – Entrer dans le répértoire php-8.3.6 puis executer le fichier configure avec la commande <text:span text:style-name="T2">./configure</text:span></text:p>
      <text:p text:style-name="P8">erreur : des dependances ne sont pas encore installer</text:p>
      <text:p text:style-name="P8"/>
      <text:p text:style-name="P8">3 – Installation des dependances </text:p>
      <text:p text:style-name="P8">lister les dependances avec la commande ; <text:span text:style-name="T2">sudo apt-cache depends php </text:span></text:p>
      <text:p text:style-name="P8">intaller les dependaces de la liste ci-dessus avec la commande : <text:span text:style-name="T2">sudo apt install libapache2-mod-php php-common php-cli php-mysql php-gd php-xml php-mbstring php-curl php-imagick php-json php-zip php-ldap php-bcmath php-intl php-mcrypt php-redis php-sqlite3</text:span></text:p>
      <text:p text:style-name="P8">erreur : la version de php-mcyrpt ne peut pas être installé </text:p>
      <text:p text:style-name="P8"><text:soft-page-break/></text:p>
      <text:p text:style-name="P8">refaire la commande sans php-crypt</text:p>
      <text:p text:style-name="P8"/>
      <text:p text:style-name="P8">4 – Refaire <text:span text:style-name="T2">./configure</text:span></text:p>
      <text:p text:style-name="P7"/>
      <text:p text:style-name="P8">5 – Executer la commande <text:span text:style-name="T2">make </text:span></text:p>
      <text:p text:style-name="P8">error : permission denied</text:p>
      <text:p text:style-name="P8">Reéxecuter la commande avec sudo : <text:span text:style-name="T2">sudo make</text:span></text:p>
      <text:p text:style-name="P8"/>
      <text:p text:style-name="P8">6 – enfiin la commande <text:span text:style-name="T2">sudo make install</text:span></text:p>
      <text:p text:style-name="P8"/>
      <text:p text:style-name="P8">7 – Verfication</text:p>
      <text:p text:style-name="P8">commandes : </text:p>
      <text:p text:style-name="P7">man php </text:p>
      <text:p text:style-name="P7">php --version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0:25:47.863513014</meta:creation-date>
    <dc:date>2024-04-24T21:02:10.736027130</dc:date>
    <meta:editing-duration>PT31S</meta:editing-duration>
    <meta:editing-cycles>1</meta:editing-cycles>
    <meta:document-statistic meta:table-count="0" meta:image-count="0" meta:object-count="0" meta:page-count="2" meta:paragraph-count="43" meta:word-count="320" meta:character-count="2117" meta:non-whitespace-character-count="1823"/>
    <meta:generator>LibreOffice/7.3.7.2$Linux_X86_64 LibreOffice_project/30$Build-2</meta:generator>
  </office:meta>
</office:document-meta>
</file>